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table:formula="of:=[.A2]*5" office:value-type="float" office:value="10050" calcext:value-type="float">
            <text:p>10050</text:p>
          </table:table-cell>
          <table:table-cell/>
          <table:table-cell table:formula="of:=[.C2]*5" office:value-type="float" office:value="50250" calcext:value-type="float">
            <text:p>50250</text:p>
          </table:table-cell>
          <table:table-cell/>
          <table:table-cell table:formula="of:=[.E2]*5" office:value-type="float" office:value="251250" calcext:value-type="float">
            <text:p>2512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formula="of:=[.A4]*5" office:value-type="float" office:value="10075" calcext:value-type="float">
            <text:p>10075</text:p>
          </table:table-cell>
          <table:table-cell/>
          <table:table-cell table:formula="of:=[.C4]*5" office:value-type="float" office:value="50375" calcext:value-type="float">
            <text:p>50375</text:p>
          </table:table-cell>
          <table:table-cell/>
          <table:table-cell table:formula="of:=[.E4]*5" office:value-type="float" office:value="251875" calcext:value-type="float">
            <text:p>25187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/>
          <table:table-cell table:formula="of:=[.A6]*5" office:value-type="float" office:value="10100" calcext:value-type="float">
            <text:p>10100</text:p>
          </table:table-cell>
          <table:table-cell/>
          <table:table-cell table:formula="of:=[.C6]*5" office:value-type="float" office:value="50500" calcext:value-type="float">
            <text:p>50500</text:p>
          </table:table-cell>
          <table:table-cell/>
          <table:table-cell table:formula="of:=[.E6]*5" office:value-type="float" office:value="252500" calcext:value-type="float">
            <text:p>25250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/>
          <table:table-cell table:formula="of:=[.A8]*5" office:value-type="float" office:value="10125" calcext:value-type="float">
            <text:p>10125</text:p>
          </table:table-cell>
          <table:table-cell/>
          <table:table-cell table:formula="of:=[.C8]*5" office:value-type="float" office:value="50625" calcext:value-type="float">
            <text:p>50625</text:p>
          </table:table-cell>
          <table:table-cell/>
          <table:table-cell table:formula="of:=[.E8]*5" office:value-type="float" office:value="253125" calcext:value-type="float">
            <text:p>25312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/>
          <table:table-cell table:formula="of:=[.A10]*5" office:value-type="float" office:value="10150" calcext:value-type="float">
            <text:p>10150</text:p>
          </table:table-cell>
          <table:table-cell/>
          <table:table-cell table:formula="of:=[.C10]*5" office:value-type="float" office:value="50750" calcext:value-type="float">
            <text:p>50750</text:p>
          </table:table-cell>
          <table:table-cell/>
          <table:table-cell table:formula="of:=[.E10]*5" office:value-type="float" office:value="253750" calcext:value-type="float">
            <text:p>2537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/>
          <table:table-cell table:formula="of:=[.A12]*5" office:value-type="float" office:value="10175" calcext:value-type="float">
            <text:p>10175</text:p>
          </table:table-cell>
          <table:table-cell/>
          <table:table-cell table:formula="of:=[.C12]*5" office:value-type="float" office:value="50875" calcext:value-type="float">
            <text:p>50875</text:p>
          </table:table-cell>
          <table:table-cell/>
          <table:table-cell table:formula="of:=[.E12]*5" office:value-type="float" office:value="254375" calcext:value-type="float">
            <text:p>254375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/>
          <table:table-cell table:formula="of:=[.A14]*5" office:value-type="float" office:value="10200" calcext:value-type="float">
            <text:p>10200</text:p>
          </table:table-cell>
          <table:table-cell/>
          <table:table-cell table:formula="of:=[.C14]*5" office:value-type="float" office:value="51000" calcext:value-type="float">
            <text:p>51000</text:p>
          </table:table-cell>
          <table:table-cell/>
          <table:table-cell table:formula="of:=[.E14]*5" office:value-type="float" office:value="255000" calcext:value-type="float">
            <text:p>25500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/>
          <table:table-cell table:formula="of:=[.A16]*5" office:value-type="float" office:value="10225" calcext:value-type="float">
            <text:p>10225</text:p>
          </table:table-cell>
          <table:table-cell/>
          <table:table-cell table:formula="of:=[.C16]*5" office:value-type="float" office:value="51125" calcext:value-type="float">
            <text:p>51125</text:p>
          </table:table-cell>
          <table:table-cell/>
          <table:table-cell table:formula="of:=[.E16]*5" office:value-type="float" office:value="255625" calcext:value-type="float">
            <text:p>255625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/>
          <table:table-cell table:formula="of:=[.A18]*5" office:value-type="float" office:value="10250" calcext:value-type="float">
            <text:p>10250</text:p>
          </table:table-cell>
          <table:table-cell/>
          <table:table-cell table:formula="of:=[.C18]*5" office:value-type="float" office:value="51250" calcext:value-type="float">
            <text:p>51250</text:p>
          </table:table-cell>
          <table:table-cell/>
          <table:table-cell table:formula="of:=[.E18]*5" office:value-type="float" office:value="256250" calcext:value-type="float">
            <text:p>256250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/>
          <table:table-cell table:formula="of:=[.A20]*5" office:value-type="float" office:value="10275" calcext:value-type="float">
            <text:p>10275</text:p>
          </table:table-cell>
          <table:table-cell/>
          <table:table-cell table:formula="of:=[.C20]*5" office:value-type="float" office:value="51375" calcext:value-type="float">
            <text:p>51375</text:p>
          </table:table-cell>
          <table:table-cell/>
          <table:table-cell table:formula="of:=[.E20]*5" office:value-type="float" office:value="256875" calcext:value-type="float">
            <text:p>25687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/>
          <table:table-cell table:formula="of:=[.A22]*5" office:value-type="float" office:value="10300" calcext:value-type="float">
            <text:p>10300</text:p>
          </table:table-cell>
          <table:table-cell/>
          <table:table-cell table:formula="of:=[.C22]*5" office:value-type="float" office:value="51500" calcext:value-type="float">
            <text:p>51500</text:p>
          </table:table-cell>
          <table:table-cell/>
          <table:table-cell table:formula="of:=[.E22]*5" office:value-type="float" office:value="257500" calcext:value-type="float">
            <text:p>257500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/>
          <table:table-cell table:formula="of:=[.A24]*5" office:value-type="float" office:value="10325" calcext:value-type="float">
            <text:p>10325</text:p>
          </table:table-cell>
          <table:table-cell/>
          <table:table-cell table:formula="of:=[.C24]*5" office:value-type="float" office:value="51625" calcext:value-type="float">
            <text:p>51625</text:p>
          </table:table-cell>
          <table:table-cell/>
          <table:table-cell table:formula="of:=[.E24]*5" office:value-type="float" office:value="258125" calcext:value-type="float">
            <text:p>25812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/>
          <table:table-cell table:formula="of:=[.A26]*5" office:value-type="float" office:value="10350" calcext:value-type="float">
            <text:p>10350</text:p>
          </table:table-cell>
          <table:table-cell/>
          <table:table-cell table:formula="of:=[.C26]*5" office:value-type="float" office:value="51750" calcext:value-type="float">
            <text:p>51750</text:p>
          </table:table-cell>
          <table:table-cell/>
          <table:table-cell table:formula="of:=[.E26]*5" office:value-type="float" office:value="258750" calcext:value-type="float">
            <text:p>258750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/>
          <table:table-cell table:formula="of:=[.A28]*5" office:value-type="float" office:value="10375" calcext:value-type="float">
            <text:p>10375</text:p>
          </table:table-cell>
          <table:table-cell/>
          <table:table-cell table:formula="of:=[.C28]*5" office:value-type="float" office:value="51875" calcext:value-type="float">
            <text:p>51875</text:p>
          </table:table-cell>
          <table:table-cell/>
          <table:table-cell table:formula="of:=[.E28]*5" office:value-type="float" office:value="259375" calcext:value-type="float">
            <text:p>259375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/>
          <table:table-cell table:formula="of:=[.A30]*5" office:value-type="float" office:value="10400" calcext:value-type="float">
            <text:p>10400</text:p>
          </table:table-cell>
          <table:table-cell/>
          <table:table-cell table:formula="of:=[.C30]*5" office:value-type="float" office:value="52000" calcext:value-type="float">
            <text:p>52000</text:p>
          </table:table-cell>
          <table:table-cell/>
          <table:table-cell table:formula="of:=[.E30]*5" office:value-type="float" office:value="260000" calcext:value-type="float">
            <text:p>26000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/>
          <table:table-cell table:formula="of:=[.A32]*5" office:value-type="float" office:value="10425" calcext:value-type="float">
            <text:p>10425</text:p>
          </table:table-cell>
          <table:table-cell/>
          <table:table-cell table:formula="of:=[.C32]*5" office:value-type="float" office:value="52125" calcext:value-type="float">
            <text:p>52125</text:p>
          </table:table-cell>
          <table:table-cell/>
          <table:table-cell table:formula="of:=[.E32]*5" office:value-type="float" office:value="260625" calcext:value-type="float">
            <text:p>260625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/>
          <table:table-cell table:formula="of:=[.A34]*5" office:value-type="float" office:value="10450" calcext:value-type="float">
            <text:p>10450</text:p>
          </table:table-cell>
          <table:table-cell/>
          <table:table-cell table:formula="of:=[.C34]*5" office:value-type="float" office:value="52250" calcext:value-type="float">
            <text:p>52250</text:p>
          </table:table-cell>
          <table:table-cell/>
          <table:table-cell table:formula="of:=[.E34]*5" office:value-type="float" office:value="261250" calcext:value-type="float">
            <text:p>261250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/>
          <table:table-cell table:formula="of:=[.A36]*5" office:value-type="float" office:value="10475" calcext:value-type="float">
            <text:p>10475</text:p>
          </table:table-cell>
          <table:table-cell/>
          <table:table-cell table:formula="of:=[.C36]*5" office:value-type="float" office:value="52375" calcext:value-type="float">
            <text:p>52375</text:p>
          </table:table-cell>
          <table:table-cell/>
          <table:table-cell table:formula="of:=[.E36]*5" office:value-type="float" office:value="261875" calcext:value-type="float">
            <text:p>261875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/>
          <table:table-cell table:formula="of:=[.A38]*5" office:value-type="float" office:value="10500" calcext:value-type="float">
            <text:p>10500</text:p>
          </table:table-cell>
          <table:table-cell/>
          <table:table-cell table:formula="of:=[.C38]*5" office:value-type="float" office:value="52500" calcext:value-type="float">
            <text:p>52500</text:p>
          </table:table-cell>
          <table:table-cell/>
          <table:table-cell table:formula="of:=[.E38]*5" office:value-type="float" office:value="262500" calcext:value-type="float">
            <text:p>262500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/>
          <table:table-cell table:formula="of:=[.A40]*5" office:value-type="float" office:value="10525" calcext:value-type="float">
            <text:p>10525</text:p>
          </table:table-cell>
          <table:table-cell/>
          <table:table-cell table:formula="of:=[.C40]*5" office:value-type="float" office:value="52625" calcext:value-type="float">
            <text:p>52625</text:p>
          </table:table-cell>
          <table:table-cell/>
          <table:table-cell table:formula="of:=[.E40]*5" office:value-type="float" office:value="263125" calcext:value-type="float">
            <text:p>26312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/>
          <table:table-cell table:formula="of:=[.A42]*5" office:value-type="float" office:value="10550" calcext:value-type="float">
            <text:p>10550</text:p>
          </table:table-cell>
          <table:table-cell/>
          <table:table-cell table:formula="of:=[.C42]*5" office:value-type="float" office:value="52750" calcext:value-type="float">
            <text:p>52750</text:p>
          </table:table-cell>
          <table:table-cell/>
          <table:table-cell table:formula="of:=[.E42]*5" office:value-type="float" office:value="263750" calcext:value-type="float">
            <text:p>263750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/>
          <table:table-cell table:formula="of:=[.A44]*5" office:value-type="float" office:value="10575" calcext:value-type="float">
            <text:p>10575</text:p>
          </table:table-cell>
          <table:table-cell/>
          <table:table-cell table:formula="of:=[.C44]*5" office:value-type="float" office:value="52875" calcext:value-type="float">
            <text:p>52875</text:p>
          </table:table-cell>
          <table:table-cell/>
          <table:table-cell table:formula="of:=[.E44]*5" office:value-type="float" office:value="264375" calcext:value-type="float">
            <text:p>26437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/>
          <table:table-cell table:formula="of:=[.A46]*5" office:value-type="float" office:value="10600" calcext:value-type="float">
            <text:p>10600</text:p>
          </table:table-cell>
          <table:table-cell/>
          <table:table-cell table:formula="of:=[.C46]*5" office:value-type="float" office:value="53000" calcext:value-type="float">
            <text:p>53000</text:p>
          </table:table-cell>
          <table:table-cell/>
          <table:table-cell table:formula="of:=[.E46]*5" office:value-type="float" office:value="265000" calcext:value-type="float">
            <text:p>265000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/>
          <table:table-cell table:formula="of:=[.A48]*5" office:value-type="float" office:value="10625" calcext:value-type="float">
            <text:p>10625</text:p>
          </table:table-cell>
          <table:table-cell/>
          <table:table-cell table:formula="of:=[.C48]*5" office:value-type="float" office:value="53125" calcext:value-type="float">
            <text:p>53125</text:p>
          </table:table-cell>
          <table:table-cell/>
          <table:table-cell table:formula="of:=[.E48]*5" office:value-type="float" office:value="265625" calcext:value-type="float">
            <text:p>265625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/>
          <table:table-cell table:formula="of:=[.A50]*5" office:value-type="float" office:value="10650" calcext:value-type="float">
            <text:p>10650</text:p>
          </table:table-cell>
          <table:table-cell/>
          <table:table-cell table:formula="of:=[.C50]*5" office:value-type="float" office:value="53250" calcext:value-type="float">
            <text:p>53250</text:p>
          </table:table-cell>
          <table:table-cell/>
          <table:table-cell table:formula="of:=[.E50]*5" office:value-type="float" office:value="266250" calcext:value-type="float">
            <text:p>26625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/>
          <table:table-cell table:formula="of:=[.A52]*5" office:value-type="float" office:value="10675" calcext:value-type="float">
            <text:p>10675</text:p>
          </table:table-cell>
          <table:table-cell/>
          <table:table-cell table:formula="of:=[.C52]*5" office:value-type="float" office:value="53375" calcext:value-type="float">
            <text:p>53375</text:p>
          </table:table-cell>
          <table:table-cell/>
          <table:table-cell table:formula="of:=[.E52]*5" office:value-type="float" office:value="266875" calcext:value-type="float">
            <text:p>266875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/>
          <table:table-cell table:formula="of:=[.A54]*5" office:value-type="float" office:value="10700" calcext:value-type="float">
            <text:p>10700</text:p>
          </table:table-cell>
          <table:table-cell/>
          <table:table-cell table:formula="of:=[.C54]*5" office:value-type="float" office:value="53500" calcext:value-type="float">
            <text:p>53500</text:p>
          </table:table-cell>
          <table:table-cell/>
          <table:table-cell table:formula="of:=[.E54]*5" office:value-type="float" office:value="267500" calcext:value-type="float">
            <text:p>267500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/>
          <table:table-cell table:formula="of:=[.A56]*5" office:value-type="float" office:value="10725" calcext:value-type="float">
            <text:p>10725</text:p>
          </table:table-cell>
          <table:table-cell/>
          <table:table-cell table:formula="of:=[.C56]*5" office:value-type="float" office:value="53625" calcext:value-type="float">
            <text:p>53625</text:p>
          </table:table-cell>
          <table:table-cell/>
          <table:table-cell table:formula="of:=[.E56]*5" office:value-type="float" office:value="268125" calcext:value-type="float">
            <text:p>268125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/>
          <table:table-cell table:formula="of:=[.A58]*5" office:value-type="float" office:value="10750" calcext:value-type="float">
            <text:p>10750</text:p>
          </table:table-cell>
          <table:table-cell/>
          <table:table-cell table:formula="of:=[.C58]*5" office:value-type="float" office:value="53750" calcext:value-type="float">
            <text:p>53750</text:p>
          </table:table-cell>
          <table:table-cell/>
          <table:table-cell table:formula="of:=[.E58]*5" office:value-type="float" office:value="268750" calcext:value-type="float">
            <text:p>268750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/>
          <table:table-cell table:formula="of:=[.A60]*5" office:value-type="float" office:value="10775" calcext:value-type="float">
            <text:p>10775</text:p>
          </table:table-cell>
          <table:table-cell/>
          <table:table-cell table:formula="of:=[.C60]*5" office:value-type="float" office:value="53875" calcext:value-type="float">
            <text:p>53875</text:p>
          </table:table-cell>
          <table:table-cell/>
          <table:table-cell table:formula="of:=[.E60]*5" office:value-type="float" office:value="269375" calcext:value-type="float">
            <text:p>26937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/>
          <table:table-cell table:formula="of:=[.A62]*5" office:value-type="float" office:value="10800" calcext:value-type="float">
            <text:p>10800</text:p>
          </table:table-cell>
          <table:table-cell/>
          <table:table-cell table:formula="of:=[.C62]*5" office:value-type="float" office:value="54000" calcext:value-type="float">
            <text:p>54000</text:p>
          </table:table-cell>
          <table:table-cell/>
          <table:table-cell table:formula="of:=[.E62]*5" office:value-type="float" office:value="270000" calcext:value-type="float">
            <text:p>270000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/>
          <table:table-cell table:formula="of:=[.A64]*5" office:value-type="float" office:value="10825" calcext:value-type="float">
            <text:p>10825</text:p>
          </table:table-cell>
          <table:table-cell/>
          <table:table-cell table:formula="of:=[.C64]*5" office:value-type="float" office:value="54125" calcext:value-type="float">
            <text:p>54125</text:p>
          </table:table-cell>
          <table:table-cell/>
          <table:table-cell table:formula="of:=[.E64]*5" office:value-type="float" office:value="270625" calcext:value-type="float">
            <text:p>270625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/>
          <table:table-cell table:formula="of:=[.A66]*5" office:value-type="float" office:value="10850" calcext:value-type="float">
            <text:p>10850</text:p>
          </table:table-cell>
          <table:table-cell/>
          <table:table-cell table:formula="of:=[.C66]*5" office:value-type="float" office:value="54250" calcext:value-type="float">
            <text:p>54250</text:p>
          </table:table-cell>
          <table:table-cell/>
          <table:table-cell table:formula="of:=[.E66]*5" office:value-type="float" office:value="271250" calcext:value-type="float">
            <text:p>271250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/>
          <table:table-cell table:formula="of:=[.A68]*5" office:value-type="float" office:value="10875" calcext:value-type="float">
            <text:p>10875</text:p>
          </table:table-cell>
          <table:table-cell/>
          <table:table-cell table:formula="of:=[.C68]*5" office:value-type="float" office:value="54375" calcext:value-type="float">
            <text:p>54375</text:p>
          </table:table-cell>
          <table:table-cell/>
          <table:table-cell table:formula="of:=[.E68]*5" office:value-type="float" office:value="271875" calcext:value-type="float">
            <text:p>271875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/>
          <table:table-cell table:formula="of:=[.A70]*5" office:value-type="float" office:value="10900" calcext:value-type="float">
            <text:p>10900</text:p>
          </table:table-cell>
          <table:table-cell/>
          <table:table-cell table:formula="of:=[.C70]*5" office:value-type="float" office:value="54500" calcext:value-type="float">
            <text:p>54500</text:p>
          </table:table-cell>
          <table:table-cell/>
          <table:table-cell table:formula="of:=[.E70]*5" office:value-type="float" office:value="272500" calcext:value-type="float">
            <text:p>272500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/>
          <table:table-cell table:formula="of:=[.A72]*5" office:value-type="float" office:value="10925" calcext:value-type="float">
            <text:p>10925</text:p>
          </table:table-cell>
          <table:table-cell/>
          <table:table-cell table:formula="of:=[.C72]*5" office:value-type="float" office:value="54625" calcext:value-type="float">
            <text:p>54625</text:p>
          </table:table-cell>
          <table:table-cell/>
          <table:table-cell table:formula="of:=[.E72]*5" office:value-type="float" office:value="273125" calcext:value-type="float">
            <text:p>273125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/>
          <table:table-cell table:formula="of:=[.A74]*5" office:value-type="float" office:value="10950" calcext:value-type="float">
            <text:p>10950</text:p>
          </table:table-cell>
          <table:table-cell/>
          <table:table-cell table:formula="of:=[.C74]*5" office:value-type="float" office:value="54750" calcext:value-type="float">
            <text:p>54750</text:p>
          </table:table-cell>
          <table:table-cell/>
          <table:table-cell table:formula="of:=[.E74]*5" office:value-type="float" office:value="273750" calcext:value-type="float">
            <text:p>273750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/>
          <table:table-cell table:formula="of:=[.A76]*5" office:value-type="float" office:value="10975" calcext:value-type="float">
            <text:p>10975</text:p>
          </table:table-cell>
          <table:table-cell/>
          <table:table-cell table:formula="of:=[.C76]*5" office:value-type="float" office:value="54875" calcext:value-type="float">
            <text:p>54875</text:p>
          </table:table-cell>
          <table:table-cell/>
          <table:table-cell table:formula="of:=[.E76]*5" office:value-type="float" office:value="274375" calcext:value-type="float">
            <text:p>274375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  <table:table-cell/>
          <table:table-cell office:value-type="string" calcext:value-type="string">
            <text:p>[1,5,10,25,50]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/>
          <table:table-cell table:formula="of:=[.A78]*5" office:value-type="float" office:value="11000" calcext:value-type="float">
            <text:p>11000</text:p>
          </table:table-cell>
          <table:table-cell/>
          <table:table-cell table:formula="of:=[.C78]*5" office:value-type="float" office:value="55000" calcext:value-type="float">
            <text:p>55000</text:p>
          </table:table-cell>
          <table:table-cell/>
          <table:table-cell table:formula="of:=[.E78]*5" office:value-type="float" office:value="275000" calcext:value-type="float">
            <text:p>275000</text:p>
          </table:table-cell>
          <table:table-cell/>
          <table:table-cell office:value-type="float" office:value="78" calcext:value-type="float">
            <text:p>78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23pt" svg:x="511.97pt" svg:y="12.78pt">
            <loext:p draw:notify-on-update-of-ranges="Sheet2.E1:Sheet2.E1 Sheet2.E2:Sheet2.E40 Sheet2.F1:Sheet2.F1 Sheet2.F1:Sheet2.F40 Sheet2.E1:Sheet2.E40 Sheet2.G1:Sheet2.G1 Sheet2.G1:Sheet2.G40 Sheet2.E1:Sheet2.E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hangeGreedy</text:p>
          </table:table-cell>
          <table:table-cell office:value-type="string" calcext:value-type="string">
            <text:p>ChangeD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hangeGreedy</text:p>
          </table:table-cell>
          <table:table-cell office:value-type="string" calcext:value-type="string">
            <text:p>ChangeDP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office:value-type="float" office:value="251250" calcext:value-type="float">
            <text:p>251250</text:p>
          </table:table-cell>
          <table:table-cell table:number-columns-repeated="2" office:value-type="float" office:value="5025" calcext:value-type="float">
            <text:p>50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float" office:value="251875" calcext:value-type="float">
            <text:p>251875</text:p>
          </table:table-cell>
          <table:table-cell table:number-columns-repeated="2" office:value-type="float" office:value="5038" calcext:value-type="float">
            <text:p>503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float" office:value="252500" calcext:value-type="float">
            <text:p>252500</text:p>
          </table:table-cell>
          <table:table-cell table:number-columns-repeated="2"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office:value-type="float" office:value="253125" calcext:value-type="float">
            <text:p>253125</text:p>
          </table:table-cell>
          <table:table-cell table:number-columns-repeated="2" office:value-type="float" office:value="5063" calcext:value-type="float">
            <text:p>5063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float" office:value="253750" calcext:value-type="float">
            <text:p>253750</text:p>
          </table:table-cell>
          <table:table-cell table:number-columns-repeated="2" office:value-type="float" office:value="5075" calcext:value-type="float">
            <text:p>5075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float" office:value="254375" calcext:value-type="float">
            <text:p>254375</text:p>
          </table:table-cell>
          <table:table-cell table:number-columns-repeated="2" office:value-type="float" office:value="5088" calcext:value-type="float">
            <text:p>5088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office:value-type="float" office:value="255000" calcext:value-type="float">
            <text:p>255000</text:p>
          </table:table-cell>
          <table:table-cell table:number-columns-repeated="2"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office:value-type="float" office:value="255625" calcext:value-type="float">
            <text:p>255625</text:p>
          </table:table-cell>
          <table:table-cell table:number-columns-repeated="2"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office:value-type="float" office:value="256250" calcext:value-type="float">
            <text:p>256250</text:p>
          </table:table-cell>
          <table:table-cell table:number-columns-repeated="2" office:value-type="float" office:value="5125" calcext:value-type="float">
            <text:p>5125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float" office:value="256875" calcext:value-type="float">
            <text:p>256875</text:p>
          </table:table-cell>
          <table:table-cell table:number-columns-repeated="2" office:value-type="float" office:value="5138" calcext:value-type="float">
            <text:p>5138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float" office:value="257500" calcext:value-type="float">
            <text:p>257500</text:p>
          </table:table-cell>
          <table:table-cell table:number-columns-repeated="2"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office:value-type="float" office:value="258125" calcext:value-type="float">
            <text:p>258125</text:p>
          </table:table-cell>
          <table:table-cell table:number-columns-repeated="2" office:value-type="float" office:value="5163" calcext:value-type="float">
            <text:p>5163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office:value-type="float" office:value="258750" calcext:value-type="float">
            <text:p>258750</text:p>
          </table:table-cell>
          <table:table-cell table:number-columns-repeated="2" office:value-type="float" office:value="5175" calcext:value-type="float">
            <text:p>5175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float" office:value="259375" calcext:value-type="float">
            <text:p>259375</text:p>
          </table:table-cell>
          <table:table-cell table:number-columns-repeated="2" office:value-type="float" office:value="5188" calcext:value-type="float">
            <text:p>5188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office:value-type="float" office:value="260000" calcext:value-type="float">
            <text:p>260000</text:p>
          </table:table-cell>
          <table:table-cell table:number-columns-repeated="2"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office:value-type="float" office:value="260625" calcext:value-type="float">
            <text:p>260625</text:p>
          </table:table-cell>
          <table:table-cell table:number-columns-repeated="2" office:value-type="float" office:value="5213" calcext:value-type="float">
            <text:p>5213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261250" calcext:value-type="float">
            <text:p>261250</text:p>
          </table:table-cell>
          <table:table-cell table:number-columns-repeated="2" office:value-type="float" office:value="5225" calcext:value-type="float">
            <text:p>5225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261875" calcext:value-type="float">
            <text:p>261875</text:p>
          </table:table-cell>
          <table:table-cell table:number-columns-repeated="2"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float" office:value="262500" calcext:value-type="float">
            <text:p>262500</text:p>
          </table:table-cell>
          <table:table-cell table:number-columns-repeated="2"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office:value-type="float" office:value="263125" calcext:value-type="float">
            <text:p>263125</text:p>
          </table:table-cell>
          <table:table-cell table:number-columns-repeated="2" office:value-type="float" office:value="5263" calcext:value-type="float">
            <text:p>5263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office:value-type="float" office:value="263750" calcext:value-type="float">
            <text:p>263750</text:p>
          </table:table-cell>
          <table:table-cell table:number-columns-repeated="2" office:value-type="float" office:value="5275" calcext:value-type="float">
            <text:p>5275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264375" calcext:value-type="float">
            <text:p>264375</text:p>
          </table:table-cell>
          <table:table-cell table:number-columns-repeated="2" office:value-type="float" office:value="5288" calcext:value-type="float">
            <text:p>5288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265000" calcext:value-type="float">
            <text:p>265000</text:p>
          </table:table-cell>
          <table:table-cell table:number-columns-repeated="2"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office:value-type="float" office:value="265625" calcext:value-type="float">
            <text:p>265625</text:p>
          </table:table-cell>
          <table:table-cell table:number-columns-repeated="2" office:value-type="float" office:value="5313" calcext:value-type="float">
            <text:p>5313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266250" calcext:value-type="float">
            <text:p>266250</text:p>
          </table:table-cell>
          <table:table-cell table:number-columns-repeated="2" office:value-type="float" office:value="5325" calcext:value-type="float">
            <text:p>5325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266875" calcext:value-type="float">
            <text:p>266875</text:p>
          </table:table-cell>
          <table:table-cell table:number-columns-repeated="2" office:value-type="float" office:value="5338" calcext:value-type="float">
            <text:p>5338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67500" calcext:value-type="float">
            <text:p>267500</text:p>
          </table:table-cell>
          <table:table-cell table:number-columns-repeated="2"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68125" calcext:value-type="float">
            <text:p>268125</text:p>
          </table:table-cell>
          <table:table-cell table:number-columns-repeated="2" office:value-type="float" office:value="5363" calcext:value-type="float">
            <text:p>5363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office:value-type="float" office:value="268750" calcext:value-type="float">
            <text:p>268750</text:p>
          </table:table-cell>
          <table:table-cell table:number-columns-repeated="2"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269375" calcext:value-type="float">
            <text:p>269375</text:p>
          </table:table-cell>
          <table:table-cell table:number-columns-repeated="2" office:value-type="float" office:value="5388" calcext:value-type="float">
            <text:p>5388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270000" calcext:value-type="float">
            <text:p>270000</text:p>
          </table:table-cell>
          <table:table-cell table:number-columns-repeated="2"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70625" calcext:value-type="float">
            <text:p>270625</text:p>
          </table:table-cell>
          <table:table-cell table:number-columns-repeated="2" office:value-type="float" office:value="5413" calcext:value-type="float">
            <text:p>5413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71250" calcext:value-type="float">
            <text:p>271250</text:p>
          </table:table-cell>
          <table:table-cell table:number-columns-repeated="2" office:value-type="float" office:value="5425" calcext:value-type="float">
            <text:p>5425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271875" calcext:value-type="float">
            <text:p>271875</text:p>
          </table:table-cell>
          <table:table-cell table:number-columns-repeated="2"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72500" calcext:value-type="float">
            <text:p>272500</text:p>
          </table:table-cell>
          <table:table-cell table:number-columns-repeated="2" office:value-type="float" office:value="5450" calcext:value-type="float">
            <text:p>5450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73125" calcext:value-type="float">
            <text:p>273125</text:p>
          </table:table-cell>
          <table:table-cell table:number-columns-repeated="2" office:value-type="float" office:value="5463" calcext:value-type="float">
            <text:p>5463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office:value-type="float" office:value="273750" calcext:value-type="float">
            <text:p>273750</text:p>
          </table:table-cell>
          <table:table-cell table:number-columns-repeated="2" office:value-type="float" office:value="5475" calcext:value-type="float">
            <text:p>5475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office:value-type="float" office:value="274375" calcext:value-type="float">
            <text:p>274375</text:p>
          </table:table-cell>
          <table:table-cell table:number-columns-repeated="2" office:value-type="float" office:value="5488" calcext:value-type="float">
            <text:p>548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275000" calcext:value-type="float">
            <text:p>275000</text:p>
          </table:table-cell>
          <table:table-cell table:number-columns-repeated="2" office:value-type="float" office:value="5500" calcext:value-type="float">
            <text:p>5500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hangeSlow</text:p>
          </table:table-cell>
          <table:table-cell office:value-type="string" calcext:value-type="string">
            <text:p>ChangeGreedy</text:p>
          </table:table-cell>
          <table:table-cell office:value-type="string" calcext:value-type="string">
            <text:p>ChangeDP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8:04.706000000</meta:creation-date>
    <dc:date>2015-10-27T18:09:38.118000000</dc:date>
    <meta:editing-duration>PT23M8S</meta:editing-duration>
    <meta:editing-cycles>2</meta:editing-cycles>
    <meta:generator>LibreOffice/5.0.0.5$Windows_x86 LibreOffice_project/1b1a90865e348b492231e1c451437d7a15bb262b</meta:generator>
    <meta:document-statistic meta:table-count="3" meta:cell-count="7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254cm" svg:stroke-color="#ff950e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7.255cm" svg:y="0.316cm" chart:style-name="ch2">
          <text:p>Plot #4</text:p>
        </chart:title>
        <chart:plot-area chart:style-name="ch3" table:cell-range-address="Sheet2.E1:Sheet2.G40" chart:data-source-has-labels="both" svg:x="0.32cm" svg:y="1.275cm" svg:width="15.36cm" svg:height="7.55cm">
          <chartooo:coordinate-region svg:x="1.312cm" svg:y="1.474cm" svg:width="13.811cm" svg:height="6.704cm"/>
          <chart:axis chart:dimension="x" chart:name="primary-x" chart:style-name="ch4" chartooo:axis-type="auto">
            <chart:categories table:cell-range-address="Sheet2.E2:Sheet2.E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F1:Sheet2.F40" chart:label-cell-address="Sheet2.F1:Sheet2.F1" chart:class="chart:scatter">
            <chart:domain table:cell-range-address="Sheet2.E1:Sheet2.E40"/>
            <chart:regression-curve chart:style-name="ch7">
              <chart:equation chart:display-equation="true" chart:display-r-square="true"/>
            </chart:regression-curve>
            <chart:data-point chart:repeated="40"/>
          </chart:series>
          <chart:series chart:style-name="ch8" chart:values-cell-range-address="Sheet2.G1:Sheet2.G40" chart:label-cell-address="Sheet2.G1:Sheet2.G1" chart:class="chart:scatter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hangeGreedy</text:p>
                <draw:g>
                  <svg:desc>Sheet2.F1:Sheet2.F1</svg:desc>
                </draw:g>
              </table:table-cell>
              <table:table-cell office:value-type="string">
                <text:p>ChangeDP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float" office:value="251250">
                <text:p>251250</text:p>
                <draw:g>
                  <svg:desc>Sheet2.E2:Sheet2.E40</svg:desc>
                </draw:g>
              </table:table-cell>
              <table:table-cell office:value-type="float" office:value="NaN">
                <text:p>NaN</text:p>
                <draw:g>
                  <svg:desc>Sheet2.E1:Sheet2.E40</svg:desc>
                </draw:g>
              </table:table-cell>
              <table:table-cell office:value-type="float" office:value="NaN">
                <text:p>NaN</text:p>
                <draw:g>
                  <svg:desc>Sheet2.F1:Sheet2.F40</svg:desc>
                </draw:g>
              </table:table-cell>
              <table:table-cell office:value-type="float" office:value="NaN">
                <text:p>NaN</text:p>
                <draw:g>
                  <svg:desc>Sheet2.G1:Sheet2.G40</svg:desc>
                </draw:g>
              </table:table-cell>
            </table:table-row>
            <table:table-row>
              <table:table-cell office:value-type="float" office:value="251875">
                <text:p>251880</text:p>
              </table:table-cell>
              <table:table-cell office:value-type="float" office:value="251250">
                <text:p>251250</text:p>
              </table:table-cell>
              <table:table-cell office:value-type="float" office:value="5025">
                <text:p>5025</text:p>
              </table:table-cell>
              <table:table-cell office:value-type="float" office:value="5025">
                <text:p>5025</text:p>
              </table:table-cell>
            </table:table-row>
            <table:table-row>
              <table:table-cell office:value-type="float" office:value="252500">
                <text:p>252500</text:p>
              </table:table-cell>
              <table:table-cell office:value-type="float" office:value="251875">
                <text:p>251875</text:p>
              </table:table-cell>
              <table:table-cell office:value-type="float" office:value="5038">
                <text:p>5038</text:p>
              </table:table-cell>
              <table:table-cell office:value-type="float" office:value="5038">
                <text:p>5038</text:p>
              </table:table-cell>
            </table:table-row>
            <table:table-row>
              <table:table-cell office:value-type="float" office:value="253125">
                <text:p>253130</text:p>
              </table:table-cell>
              <table:table-cell office:value-type="float" office:value="252500">
                <text:p>252500</text:p>
              </table:table-cell>
              <table:table-cell office:value-type="float" office:value="5050">
                <text:p>5050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253750">
                <text:p>253750</text:p>
              </table:table-cell>
              <table:table-cell office:value-type="float" office:value="253125">
                <text:p>253125</text:p>
              </table:table-cell>
              <table:table-cell office:value-type="float" office:value="5063">
                <text:p>5063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float" office:value="254375">
                <text:p>254380</text:p>
              </table:table-cell>
              <table:table-cell office:value-type="float" office:value="253750">
                <text:p>253750</text:p>
              </table:table-cell>
              <table:table-cell office:value-type="float" office:value="5075">
                <text:p>5075</text:p>
              </table:table-cell>
              <table:table-cell office:value-type="float" office:value="5075">
                <text:p>5075</text:p>
              </table:table-cell>
            </table:table-row>
            <table:table-row>
              <table:table-cell office:value-type="float" office:value="255000">
                <text:p>255000</text:p>
              </table:table-cell>
              <table:table-cell office:value-type="float" office:value="254375">
                <text:p>254375</text:p>
              </table:table-cell>
              <table:table-cell office:value-type="float" office:value="5088">
                <text:p>5088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float" office:value="255625">
                <text:p>255630</text:p>
              </table:table-cell>
              <table:table-cell office:value-type="float" office:value="255000">
                <text:p>255000</text:p>
              </table:table-cell>
              <table:table-cell office:value-type="float" office:value="5100">
                <text:p>5100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float" office:value="256250">
                <text:p>256250</text:p>
              </table:table-cell>
              <table:table-cell office:value-type="float" office:value="255625">
                <text:p>255625</text:p>
              </table:table-cell>
              <table:table-cell office:value-type="float" office:value="5113">
                <text:p>5113</text:p>
              </table:table-cell>
              <table:table-cell office:value-type="float" office:value="5113">
                <text:p>5113</text:p>
              </table:table-cell>
            </table:table-row>
            <table:table-row>
              <table:table-cell office:value-type="float" office:value="256875">
                <text:p>256880</text:p>
              </table:table-cell>
              <table:table-cell office:value-type="float" office:value="256250">
                <text:p>256250</text:p>
              </table:table-cell>
              <table:table-cell office:value-type="float" office:value="5125">
                <text:p>5125</text:p>
              </table:table-cell>
              <table:table-cell office:value-type="float" office:value="5125">
                <text:p>5125</text:p>
              </table:table-cell>
            </table:table-row>
            <table:table-row>
              <table:table-cell office:value-type="float" office:value="257500">
                <text:p>257500</text:p>
              </table:table-cell>
              <table:table-cell office:value-type="float" office:value="256875">
                <text:p>256875</text:p>
              </table:table-cell>
              <table:table-cell office:value-type="float" office:value="5138">
                <text:p>5138</text:p>
              </table:table-cell>
              <table:table-cell office:value-type="float" office:value="5138">
                <text:p>5138</text:p>
              </table:table-cell>
            </table:table-row>
            <table:table-row>
              <table:table-cell office:value-type="float" office:value="258125">
                <text:p>258130</text:p>
              </table:table-cell>
              <table:table-cell office:value-type="float" office:value="257500">
                <text:p>257500</text:p>
              </table:table-cell>
              <table:table-cell office:value-type="float" office:value="5150">
                <text:p>5150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float" office:value="258750">
                <text:p>258750</text:p>
              </table:table-cell>
              <table:table-cell office:value-type="float" office:value="258125">
                <text:p>258125</text:p>
              </table:table-cell>
              <table:table-cell office:value-type="float" office:value="5163">
                <text:p>5163</text:p>
              </table:table-cell>
              <table:table-cell office:value-type="float" office:value="5163">
                <text:p>5163</text:p>
              </table:table-cell>
            </table:table-row>
            <table:table-row>
              <table:table-cell office:value-type="float" office:value="259375">
                <text:p>259380</text:p>
              </table:table-cell>
              <table:table-cell office:value-type="float" office:value="258750">
                <text:p>258750</text:p>
              </table:table-cell>
              <table:table-cell office:value-type="float" office:value="5175">
                <text:p>5175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259375">
                <text:p>259375</text:p>
              </table:table-cell>
              <table:table-cell office:value-type="float" office:value="5188">
                <text:p>5188</text:p>
              </table:table-cell>
              <table:table-cell office:value-type="float" office:value="5188">
                <text:p>5188</text:p>
              </table:table-cell>
            </table:table-row>
            <table:table-row>
              <table:table-cell office:value-type="float" office:value="260625">
                <text:p>260630</text:p>
              </table:table-cell>
              <table:table-cell office:value-type="float" office:value="260000">
                <text:p>260000</text:p>
              </table:table-cell>
              <table:table-cell office:value-type="float" office:value="5200">
                <text:p>5200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float" office:value="261250">
                <text:p>261250</text:p>
              </table:table-cell>
              <table:table-cell office:value-type="float" office:value="260625">
                <text:p>260625</text:p>
              </table:table-cell>
              <table:table-cell office:value-type="float" office:value="5213">
                <text:p>5213</text:p>
              </table:table-cell>
              <table:table-cell office:value-type="float" office:value="5213">
                <text:p>5213</text:p>
              </table:table-cell>
            </table:table-row>
            <table:table-row>
              <table:table-cell office:value-type="float" office:value="261875">
                <text:p>261880</text:p>
              </table:table-cell>
              <table:table-cell office:value-type="float" office:value="261250">
                <text:p>261250</text:p>
              </table:table-cell>
              <table:table-cell office:value-type="float" office:value="5225">
                <text:p>5225</text:p>
              </table:table-cell>
              <table:table-cell office:value-type="float" office:value="5225">
                <text:p>5225</text:p>
              </table:table-cell>
            </table:table-row>
            <table:table-row>
              <table:table-cell office:value-type="float" office:value="262500">
                <text:p>262500</text:p>
              </table:table-cell>
              <table:table-cell office:value-type="float" office:value="261875">
                <text:p>261875</text:p>
              </table:table-cell>
              <table:table-cell office:value-type="float" office:value="5238">
                <text:p>5238</text:p>
              </table:table-cell>
              <table:table-cell office:value-type="float" office:value="5238">
                <text:p>5238</text:p>
              </table:table-cell>
            </table:table-row>
            <table:table-row>
              <table:table-cell office:value-type="float" office:value="263125">
                <text:p>263130</text:p>
              </table:table-cell>
              <table:table-cell office:value-type="float" office:value="262500">
                <text:p>262500</text:p>
              </table:table-cell>
              <table:table-cell office:value-type="float" office:value="5250">
                <text:p>5250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float" office:value="263750">
                <text:p>263750</text:p>
              </table:table-cell>
              <table:table-cell office:value-type="float" office:value="263125">
                <text:p>263125</text:p>
              </table:table-cell>
              <table:table-cell office:value-type="float" office:value="5263">
                <text:p>5263</text:p>
              </table:table-cell>
              <table:table-cell office:value-type="float" office:value="5263">
                <text:p>5263</text:p>
              </table:table-cell>
            </table:table-row>
            <table:table-row>
              <table:table-cell office:value-type="float" office:value="264375">
                <text:p>264380</text:p>
              </table:table-cell>
              <table:table-cell office:value-type="float" office:value="263750">
                <text:p>263750</text:p>
              </table:table-cell>
              <table:table-cell office:value-type="float" office:value="5275">
                <text:p>5275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float" office:value="265000">
                <text:p>265000</text:p>
              </table:table-cell>
              <table:table-cell office:value-type="float" office:value="264375">
                <text:p>264375</text:p>
              </table:table-cell>
              <table:table-cell office:value-type="float" office:value="5288">
                <text:p>5288</text:p>
              </table:table-cell>
              <table:table-cell office:value-type="float" office:value="5288">
                <text:p>5288</text:p>
              </table:table-cell>
            </table:table-row>
            <table:table-row>
              <table:table-cell office:value-type="float" office:value="265625">
                <text:p>265630</text:p>
              </table:table-cell>
              <table:table-cell office:value-type="float" office:value="265000">
                <text:p>265000</text:p>
              </table:table-cell>
              <table:table-cell office:value-type="float" office:value="5300">
                <text:p>5300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float" office:value="266250">
                <text:p>266250</text:p>
              </table:table-cell>
              <table:table-cell office:value-type="float" office:value="265625">
                <text:p>265625</text:p>
              </table:table-cell>
              <table:table-cell office:value-type="float" office:value="5313">
                <text:p>5313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266875">
                <text:p>266880</text:p>
              </table:table-cell>
              <table:table-cell office:value-type="float" office:value="266250">
                <text:p>266250</text:p>
              </table:table-cell>
              <table:table-cell office:value-type="float" office:value="5325">
                <text:p>5325</text:p>
              </table:table-cell>
              <table:table-cell office:value-type="float" office:value="5325">
                <text:p>5325</text:p>
              </table:table-cell>
            </table:table-row>
            <table:table-row>
              <table:table-cell office:value-type="float" office:value="267500">
                <text:p>267500</text:p>
              </table:table-cell>
              <table:table-cell office:value-type="float" office:value="266875">
                <text:p>266875</text:p>
              </table:table-cell>
              <table:table-cell office:value-type="float" office:value="5338">
                <text:p>5338</text:p>
              </table:table-cell>
              <table:table-cell office:value-type="float" office:value="5338">
                <text:p>5338</text:p>
              </table:table-cell>
            </table:table-row>
            <table:table-row>
              <table:table-cell office:value-type="float" office:value="268125">
                <text:p>268130</text:p>
              </table:table-cell>
              <table:table-cell office:value-type="float" office:value="267500">
                <text:p>267500</text:p>
              </table:table-cell>
              <table:table-cell office:value-type="float" office:value="5350">
                <text:p>5350</text:p>
              </table:table-cell>
              <table:table-cell office:value-type="float" office:value="5350">
                <text:p>5350</text:p>
              </table:table-cell>
            </table:table-row>
            <table:table-row>
              <table:table-cell office:value-type="float" office:value="268750">
                <text:p>268750</text:p>
              </table:table-cell>
              <table:table-cell office:value-type="float" office:value="268125">
                <text:p>268125</text:p>
              </table:table-cell>
              <table:table-cell office:value-type="float" office:value="5363">
                <text:p>5363</text:p>
              </table:table-cell>
              <table:table-cell office:value-type="float" office:value="5363">
                <text:p>5363</text:p>
              </table:table-cell>
            </table:table-row>
            <table:table-row>
              <table:table-cell office:value-type="float" office:value="269375">
                <text:p>269380</text:p>
              </table:table-cell>
              <table:table-cell office:value-type="float" office:value="268750">
                <text:p>268750</text:p>
              </table:table-cell>
              <table:table-cell office:value-type="float" office:value="5375">
                <text:p>5375</text:p>
              </table:table-cell>
              <table:table-cell office:value-type="float" office:value="5375">
                <text:p>5375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269375">
                <text:p>269375</text:p>
              </table:table-cell>
              <table:table-cell office:value-type="float" office:value="5388">
                <text:p>5388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float" office:value="270625">
                <text:p>270630</text:p>
              </table:table-cell>
              <table:table-cell office:value-type="float" office:value="270000">
                <text:p>270000</text:p>
              </table:table-cell>
              <table:table-cell office:value-type="float" office:value="5400">
                <text:p>540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float" office:value="271250">
                <text:p>271250</text:p>
              </table:table-cell>
              <table:table-cell office:value-type="float" office:value="270625">
                <text:p>270625</text:p>
              </table:table-cell>
              <table:table-cell office:value-type="float" office:value="5413">
                <text:p>5413</text:p>
              </table:table-cell>
              <table:table-cell office:value-type="float" office:value="5413">
                <text:p>5413</text:p>
              </table:table-cell>
            </table:table-row>
            <table:table-row>
              <table:table-cell office:value-type="float" office:value="271875">
                <text:p>271880</text:p>
              </table:table-cell>
              <table:table-cell office:value-type="float" office:value="271250">
                <text:p>271250</text:p>
              </table:table-cell>
              <table:table-cell office:value-type="float" office:value="5425">
                <text:p>5425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float" office:value="272500">
                <text:p>272500</text:p>
              </table:table-cell>
              <table:table-cell office:value-type="float" office:value="271875">
                <text:p>271875</text:p>
              </table:table-cell>
              <table:table-cell office:value-type="float" office:value="5438">
                <text:p>5438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float" office:value="273125">
                <text:p>273130</text:p>
              </table:table-cell>
              <table:table-cell office:value-type="float" office:value="272500">
                <text:p>272500</text:p>
              </table:table-cell>
              <table:table-cell office:value-type="float" office:value="5450">
                <text:p>5450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float" office:value="273750">
                <text:p>273750</text:p>
              </table:table-cell>
              <table:table-cell office:value-type="float" office:value="273125">
                <text:p>273125</text:p>
              </table:table-cell>
              <table:table-cell office:value-type="float" office:value="5463">
                <text:p>5463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float" office:value="274375">
                <text:p>274380</text:p>
              </table:table-cell>
              <table:table-cell office:value-type="float" office:value="273750">
                <text:p>273750</text:p>
              </table:table-cell>
              <table:table-cell office:value-type="float" office:value="5475">
                <text:p>5475</text:p>
              </table:table-cell>
              <table:table-cell office:value-type="float" office:value="5475">
                <text:p>5475</text:p>
              </table:table-cell>
            </table:table-row>
            <table:table-row>
              <table:table-cell office:value-type="float" office:value="275000">
                <text:p>275000</text:p>
              </table:table-cell>
              <table:table-cell office:value-type="float" office:value="274375">
                <text:p>274375</text:p>
              </table:table-cell>
              <table:table-cell office:value-type="float" office:value="5488">
                <text:p>5488</text:p>
              </table:table-cell>
              <table:table-cell office:value-type="float" office:value="5488">
                <text:p>5488</text:p>
              </table:table-cell>
            </table:table-row>
            <table:table-row>
              <table:table-cell office:value-type="string"/>
              <table:table-cell office:value-type="float" office:value="275000">
                <text:p>275000</text:p>
              </table:table-cell>
              <table:table-cell office:value-type="float" office:value="5500">
                <text:p>5500</text:p>
              </table:table-cell>
              <table:table-cell office:value-type="float" office:value="5500">
                <text:p>5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